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file-entry manifest:media-type="application/rdf+xml" manifest:full-path="manifest.rdf"/>
  <manifest:file-entry manifest:media-type="application/rdf+xml" manifest:full-path="TheLordOfTheRings.rdf"/>
  <manifest:file-entry manifest:media-type="application/rdf+xml" manifest:full-path="Tolkien.rdf"/>
  <manifest:file-entry manifest:full-path="embeded.odt/" manifest:media-type="application/vnd.oasis.opendocument.text"/>
  <manifest:file-entry manifest:full-path="embeded.odt/content.xml" manifest:media-type="text/xml"/>
  <manifest:file-entry manifest:full-path="embeded.odt/meta.xml" manifest:media-type="text/xml"/>
  <manifest:file-entry manifest:full-path="embeded.odt/settings.xml" manifest:media-type="text/xml"/>
  <manifest:file-entry manifest:full-path="embeded.odt/styles.xml" manifest:media-type="text/xml"/>
  <manifest:file-entry manifest:full-path="embeded.odt/manifest.rdf" manifest:media-type="application/rdf+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xmlns:dbpprop="http://dbpedia.org/property/" xmlns:yago="http://dbpedia.org/class/yago/" xmlns:foaf="http://xmlns.com/foaf/0.1/" xmlns:dbpedia="http://dbpedia.org/page/" xmlns:rdfs="http://www.w3.org/2000/01/rdf-schema#"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xml:id="Sect1" text:style-name="Standard" text:name="notableWork">
        <text:h text:style-name="Heading_20_3" text:outline-level="3">The notable work</text:h>
        <text:p text:style-name="Standard">
"The Hobbit", "The Lord of the Rings", "The Silmarillion"
</text:p>
        <text:p text:style-name="Standard">
    The author name is:
    <text:meta xmlns:vcard="http://www.w3.org/2006/vcard/ns#" xhtml:about="http://dbpedia.org/page/J._R._R._Tolkien" xhtml:property="vcard:fn"><text:bookmark-start text:name="Mark 1" xml:id="c1" xhtml:about="http://dbpedia.org/page/J._R._R._Tolkien" xhtml:property="dc:description"/>
		John Ronald Reuel Tolkien
	</text:meta>
	.
</text:p>
      </text:section>
      <text:h>The description 
<text:bookmark-start text:name="Mark 2" xml:id="c2" xhtml:about="http://dbpedia.org/page/J._R._R._Tolkien" xhtml:property="rdfs:comment"/>
of the writer</text:h>
      <text:p>
Tolkien was Rawlinson and Bosworth Professor of Anglo-Saxon at Pembroke College
<text:bookmark-end text:name="Mark 1"/>
, Oxford, from 1925 to 1945 and Merton Professor of English Language and Literature there from 1945 to 1959.
</text:p>
      <text:p>
He was a close friend of
<text:bookmark-end text:name="Mark 2"/>
C. S. Lewis—they were both members of the informal literary discussion group known as the Inklings. Tolkien was appointed a Commander of the Order of the British Empire by Queen Elizabeth II on 28 March 1972.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style:master-page style:name="Standard" style:page-layout-name="pm1">
      <style:footer>
        <text:p text:style-name="fs" xml:id="ID_A">The Lord of the Rings</text:p>
      </style:footer>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11-10-08T17:33:05</dc:date>
    <meta:editing-cycles>1</meta:editing-cycles>
    <meta:editing-duration>PT0.015S</meta:editing-duration>
  </office:meta>
</office:document-meta>
</file>

<file path=embeded.odt/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office:text>
  </office:body>
</office:document-content>
</file>

<file path=embeded.odt/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dc:creator>taolin</dc:creator>
    <meta:editing-cycles>1</meta:editing-cycles>
    <meta:editing-duration>PT0.015S</meta:editing-duration>
  </office:meta>
</office:document-meta>
</file>

<file path=embeded.odt/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style:master-page style:name="Standard" style:page-layout-name="pm1">
      <style:footer>
        <text:p text:style-name="fs">test pm1</text:p>
        <text:p text:style-name="fs" xml:id="ID_A">test pm1 id_a</text:p>
      </style:footer>
    </style:master-page>
  </office:master-styles>
</office:document-styles>
</file>